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22cd6d" officeooo:paragraph-rsid="0022cd6d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  <style:text-properties style:font-name="Times New Roman"/>
    </style:style>
    <style:style style:name="P4" style:family="paragraph" style:parent-style-name="Text_20_body">
      <style:text-properties style:font-name="Times New Roman" officeooo:paragraph-rsid="0022cd6d"/>
    </style:style>
    <style:style style:name="P5" style:family="paragraph" style:parent-style-name="Text_20_body">
      <style:text-properties style:font-name="Times New Roman" officeooo:rsid="0024c5e5" officeooo:paragraph-rsid="0024c5e5"/>
    </style:style>
    <style:style style:name="P6" style:family="paragraph" style:parent-style-name="Text_20_body">
      <style:text-properties style:font-name="Times New Roman" officeooo:paragraph-rsid="002dff35"/>
    </style:style>
    <style:style style:name="P7" style:family="paragraph" style:parent-style-name="Text_20_body">
      <style:text-properties style:font-name="Times New Roman" officeooo:rsid="002f6d93" officeooo:paragraph-rsid="002f6d93"/>
    </style:style>
    <style:style style:name="P8" style:family="paragraph" style:parent-style-name="Text_20_body">
      <style:text-properties style:font-name="Times New Roman" officeooo:rsid="002f6d93" officeooo:paragraph-rsid="00300b9b"/>
    </style:style>
    <style:style style:name="P9" style:family="paragraph" style:parent-style-name="Text_20_body">
      <style:text-properties style:font-name="Times New Roman" fo:font-weight="bold" officeooo:rsid="0032d1c1" officeooo:paragraph-rsid="0032d1c1" style:font-weight-asian="bold" style:font-weight-complex="bold"/>
    </style:style>
    <style:style style:name="P10" style:family="paragraph" style:parent-style-name="Standard" style:list-style-name="L1">
      <style:text-properties style:font-name="Times New Roman" officeooo:rsid="0022cd6d" officeooo:paragraph-rsid="0022cd6d"/>
    </style:style>
    <style:style style:name="P11" style:family="paragraph" style:parent-style-name="Standard" style:list-style-name="L1">
      <style:text-properties style:font-name="Times New Roman" officeooo:rsid="00287d0e" officeooo:paragraph-rsid="00287d0e"/>
    </style:style>
    <style:style style:name="P12" style:family="paragraph" style:parent-style-name="Standard">
      <style:text-properties style:font-name="Times New Roman" officeooo:rsid="00287d0e" officeooo:paragraph-rsid="0024c5e5"/>
    </style:style>
    <style:style style:name="P13" style:family="paragraph" style:parent-style-name="Text_20_body">
      <style:text-properties style:font-name="Times New Roman" fo:font-weight="bold" style:font-weight-asian="bold" style:font-weight-complex="bold"/>
    </style:style>
    <style:style style:name="P14" style:family="paragraph" style:parent-style-name="Text_20_body">
      <style:text-properties style:font-name="Times New Roman" officeooo:rsid="002f6d93" officeooo:paragraph-rsid="00300b9b"/>
    </style:style>
    <style:style style:name="P15" style:family="paragraph" style:parent-style-name="Text_20_body">
      <style:text-properties style:font-name="Times New Roman" officeooo:rsid="00300b9b" officeooo:paragraph-rsid="00300b9b"/>
    </style:style>
    <style:style style:name="T1" style:family="text">
      <style:text-properties style:font-name-complex="Times New Roman1"/>
    </style:style>
    <style:style style:name="T2" style:family="text">
      <style:text-properties officeooo:rsid="00227619" style:font-name-complex="Times New Roman1"/>
    </style:style>
    <style:style style:name="T3" style:family="text">
      <style:text-properties officeooo:rsid="002dff35" style:font-name-complex="Times New Roman1"/>
    </style:style>
    <style:style style:name="T4" style:family="text">
      <style:text-properties style:text-position="sub 58%" style:font-name-complex="Times New Roman1"/>
    </style:style>
    <style:style style:name="T5" style:family="text">
      <style:text-properties style:font-name="Times New Roman" officeooo:rsid="0026a575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2pt" officeooo:rsid="00227619" style:font-size-asian="12pt" style:font-name-complex="Times New Roman1" style:font-size-complex="12pt"/>
    </style:style>
    <style:style style:name="T8" style:family="text">
      <style:text-properties fo:font-size="12pt" officeooo:rsid="002dff35" style:font-size-asian="12pt" style:font-name-complex="Times New Roman1" style:font-size-complex="12pt"/>
    </style:style>
    <style:style style:name="T9" style:family="text">
      <style:text-properties fo:font-size="12pt" officeooo:rsid="0024c5e5" style:font-size-asian="12pt" style:font-name-complex="Times New Roman1" style:font-size-complex="12pt"/>
    </style:style>
    <style:style style:name="T10" style:family="text">
      <style:text-properties fo:font-size="12pt" officeooo:rsid="0022cd6d" style:font-size-asian="12pt" style:font-name-complex="Times New Roman1" style:font-size-complex="12pt"/>
    </style:style>
    <style:style style:name="T11" style:family="text">
      <style:text-properties fo:font-size="12pt" officeooo:rsid="00287d0e" style:font-size-asian="12pt" style:font-name-complex="Times New Roman1" style:font-size-complex="12pt"/>
    </style:style>
    <style:style style:name="T12" style:family="text">
      <style:text-properties fo:font-size="12pt" officeooo:rsid="0034c6a7" style:font-size-asian="12pt" style:font-name-complex="Times New Roman1" style:font-size-complex="12pt"/>
    </style:style>
    <style:style style:name="T13" style:family="text">
      <style:text-properties officeooo:rsid="002f6d93"/>
    </style:style>
    <style:style style:name="T14" style:family="text">
      <style:text-properties officeooo:rsid="00300b9b"/>
    </style:style>
    <style:style style:name="T15" style:family="text">
      <style:text-properties officeooo:rsid="0034c6a7"/>
    </style:style>
    <style:style style:name="T16" style:family="text">
      <style:text-properties officeooo:rsid="003656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GU2017 Abstract Aaron Spring</text:p>
      <text:p text:style-name="P13"/>
      <text:p text:style-name="P9">The role of internal variability for decadal carbon uptake anomalies in the Southern Ocean</text:p>
      <text:p text:style-name="P2">Aaron Spring, Hongmei Li, Tatiana Ilyina</text:p>
      <text:p text:style-name="P2">Max Planck Institute for Meteorology, Bundesstraße 53, 20146 Hamburg, Germany</text:p>
      <text:p text:style-name="P2"/>
      <text:p text:style-name="P6"><text:span text:style-name="T1">The ocean </text:span><text:span text:style-name="T3">act</text:span><text:span text:style-name="T1">s </text:span><text:span text:style-name="T3">as </text:span><text:span text:style-name="T1">a major sink for anthropogenic CO</text:span><text:span text:style-name="T4">2</text:span><text:span text:style-name="T1"> emissions </text:span><text:span text:style-name="T3">and</text:span><text:span text:style-name="T1"> play</text:span><text:span text:style-name="T3">s</text:span><text:span text:style-name="T1"> an essential role in modulating global carbon cycle and climate change. </text:span><text:span text:style-name="T2">M</text:span><text:span text:style-name="T7">ost </text:span><text:span text:style-name="T8">earth system </text:span><text:span text:style-name="T7">models </text:span><text:span text:style-name="T8">(ESM)</text:span><text:span text:style-name="T7"> identify the Southern Ocean as a key player in global uptake of anthropogenic carbon. </text:span><text:span text:style-name="T8">However,</text:span><text:span text:style-name="T7"> the strength of this important ocean sink and its response to climate change and variability are still poorly assessed and represented in ESMs</text:span><text:span text:style-name="T6">.</text:span></text:p>
      <text:p text:style-name="P4"><text:span text:style-name="T9">Observations</text:span><text:span text:style-name="T6"> </text:span><text:span text:style-name="T10">(Landschützer et al. 2015)</text:span><text:span text:style-name="T6"> show a </text:span><text:span text:style-name="T8">decreasing carbon uptake</text:span><text:span text:style-name="T6"> in </text:span><text:span text:style-name="T11">Southern Ocean </text:span><text:span text:style-name="T6">in the 1990s whereas models </text:span><text:span text:style-name="T11">predict</text:span><text:span text:style-name="T6"> a </text:span><text:span text:style-name="T11">contin</text:span><text:span text:style-name="T12">u</text:span><text:span text:style-name="T11">ous</text:span><text:span text:style-name="T6"> </text:span><text:span text:style-name="T11">positive</text:span><text:span text:style-name="T6"> </text:span><text:span text:style-name="T10">uptake trend</text:span><text:span text:style-name="T6"> from atmospheric forcing.</text:span></text:p>
      <text:p text:style-name="P5">Internal variability and model uncertainty are the main sources of differences between observations and <text:span text:style-name="T13">hindcast</text:span> simulations.</text:p>
      <text:p text:style-name="P7">In our present analysis, we therefore aim <text:span text:style-name="T15">for</text:span> better understanding of<text:span text:style-name="T15"> the competing consequences from primary production and upwelling on the carbon cycle arsing for internal variability. </text:span></text:p>
      <text:p text:style-name="P8">Since large ensemble simulations capture internal variability, we use the Max-Planck-Institute-ESM (MPI-ESM) Large Ensemble i) to <text:span text:style-name="T14">detect</text:span> individual ensemble members that show anomalous decadal outgassing trends and ii) to access <text:span text:style-name="T14">their unique characteristics with respect to the ensemble. This allows to identify the underlying processes that govern the anomaly. </text:span></text:p>
      <text:p text:style-name="P15">We identif<text:span text:style-name="T16">y numerous members with patterns of inter-annual variability of the carbon sink. One member shows anomalous negative decadal carbon uptake trend. This member resembles the observed anomalous trend. We further analyze the leading processes.</text:span></text:p>
      <text:p text:style-name="P8"><text:span text:style-name="T14">We conclude that large ensembles successfully reproduce internal variability observed in the Southern Ocean carbon sink. <text:s/></text:span></text:p>
      <text:p text:style-name="P8"/>
      <text:p text:style-name="P8"/>
      <text:p text:style-name="P8"/>
      <text:p text:style-name="P8"/>
      <text:p text:style-name="P1">Questions:</text:p>
      <text:list xml:id="list5517776734320209732" text:style-name="L1">
        <text:list-item>
          <text:p text:style-name="P10">How much should I explain a Large Ensemble?</text:p>
        </text:list-item>
        <text:list-item>
          <text:p text:style-name="P10">How much to explain the SO carbon sink?</text:p>
        </text:list-item>
        <text:list-item>
          <text:p text:style-name="P11">Should I explain carbon uptake sign in more detail? <text:span text:style-name="T15">Conventions?</text:span></text:p>
        </text:list-item>
      </text:list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0:09:33.873396943</meta:creation-date>
    <dc:date>2016-12-16T12:15:39.468626903</dc:date>
    <meta:editing-duration>PT19H17M48S</meta:editing-duration>
    <meta:editing-cycles>14</meta:editing-cycles>
    <meta:generator>LibreOffice/5.1.5.2$Linux_X86_64 LibreOffice_project/7a864d8825610a8c07cfc3bc01dd4fce6a9447e5</meta:generator>
    <meta:document-statistic meta:table-count="0" meta:image-count="0" meta:object-count="0" meta:page-count="1" meta:paragraph-count="15" meta:word-count="301" meta:character-count="2041" meta:non-whitespace-character-count="1754"/>
  </office:meta>
</office:document-meta>
</file>